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A80000002D79EA1E5D13FC75B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ans-serif" svg:font-family="sans-serif"/>
  </office:font-face-decls>
  <office:automatic-styles>
    <style:style style:name="IntegrantesGrupo" style:family="table">
      <style:table-properties style:width="19.694cm" fo:margin-left="-0.19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787cm"/>
    </style:style>
    <style:style style:name="IntegrantesGrupo.B" style:family="table-column">
      <style:table-column-properties style:column-width="5.916cm"/>
    </style:style>
    <style:style style:name="IntegrantesGrupo.C" style:family="table-column">
      <style:table-column-properties style:column-width="8.991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Tabla2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abla2.A" style:family="table-column">
      <style:table-column-properties style:column-width="6.294cm"/>
    </style:style>
    <style:style style:name="Tabla2.B" style:family="table-column">
      <style:table-column-properties style:column-width="8.412cm"/>
    </style:style>
    <style:style style:name="Tabla2.C" style:family="table-column">
      <style:table-column-properties style:column-width="4.898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a2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abla2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2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2.A3" style:family="table-cell">
      <style:table-cell-properties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abla1.A" style:family="table-column">
      <style:table-column-properties style:column-width="19.54cm"/>
    </style:style>
    <style:style style:name="Tabla1.1" style:family="table-row">
      <style:table-row-properties style:min-row-height="0.686cm" fo:keep-together="auto"/>
    </style:style>
    <style:style style:name="Tabla1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a1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9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abla9.A" style:family="table-column">
      <style:table-column-properties style:column-width="6.294cm"/>
    </style:style>
    <style:style style:name="Tabla9.B" style:family="table-column">
      <style:table-column-properties style:column-width="8.412cm"/>
    </style:style>
    <style:style style:name="Tabla9.C" style:family="table-column">
      <style:table-column-properties style:column-width="4.898cm"/>
    </style:style>
    <style:style style:name="Tabla9.1" style:family="table-row">
      <style:table-row-properties fo:keep-together="auto"/>
    </style:style>
    <style:style style:name="Tabla9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a9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abla9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9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1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áboa1.A" style:family="table-column">
      <style:table-column-properties style:column-width="19.54cm"/>
    </style:style>
    <style:style style:name="Táboa1.1" style:family="table-row">
      <style:table-row-properties style:min-row-height="0.686cm" fo:keep-together="auto"/>
    </style:style>
    <style:style style:name="Táboa1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áboa1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>
        <style:tab-stops/>
      </style:paragraph-properties>
    </style:style>
    <style:style style:name="P2" style:family="paragraph" style:parent-style-name="Standard">
      <style:paragraph-properties fo:text-align="end" style:justify-single-word="false"/>
      <style:text-properties officeooo:paragraph-rsid="004d5155"/>
    </style:style>
    <style:style style:name="P3" style:family="paragraph" style:parent-style-name="Standard">
      <style:paragraph-properties fo:break-before="auto" fo:break-after="auto"/>
      <style:text-properties fo:font-size="2pt" fo:language="gl" fo:country="ES" officeooo:paragraph-rsid="020f5b18" style:font-size-asian="1.75pt" style:font-size-complex="2pt"/>
    </style:style>
    <style:style style:name="P4" style:family="paragraph" style:parent-style-name="Standard">
      <style:paragraph-properties fo:break-before="auto" fo:break-after="auto"/>
      <style:text-properties fo:font-size="2pt" fo:language="gl" fo:country="ES" officeooo:paragraph-rsid="02127d83" style:font-size-asian="1.75pt" style:font-size-complex="2pt"/>
    </style:style>
    <style:style style:name="P5" style:family="paragraph" style:parent-style-name="Standard">
      <style:paragraph-properties fo:break-before="auto" fo:break-after="auto"/>
      <style:text-properties fo:font-size="2pt" fo:language="gl" fo:country="ES" officeooo:rsid="0213ee0a" officeooo:paragraph-rsid="0213ee0a" style:font-size-asian="1.75pt" style:font-size-complex="2pt"/>
    </style:style>
    <style:style style:name="P6" style:family="paragraph" style:parent-style-name="Standard">
      <style:text-properties fo:font-size="2pt" fo:font-weight="bold" officeooo:rsid="020f5b18" officeooo:paragraph-rsid="021612ce" style:font-size-asian="1.75pt" style:font-weight-asian="bold" style:font-size-complex="2pt" style:font-weight-complex="bold"/>
    </style:style>
    <style:style style:name="P7" style:family="paragraph" style:parent-style-name="Standard">
      <style:paragraph-properties fo:break-before="auto" fo:break-after="auto"/>
      <style:text-properties fo:font-size="2pt" fo:font-weight="bold" officeooo:rsid="020f5b18" officeooo:paragraph-rsid="021612ce" style:font-size-asian="1.75pt" style:font-weight-asian="bold" style:font-size-complex="2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Standard">
      <style:text-properties style:font-name="Arial1" fo:font-size="12pt" fo:language="gl" fo:country="ES" fo:font-weight="bold" officeooo:rsid="006fb1c7" officeooo:paragraph-rsid="020f5b18" style:font-weight-asian="bold" style:font-weight-complex="bold"/>
    </style:style>
    <style:style style:name="P14" style:family="paragraph" style:parent-style-name="Standard">
      <style:text-properties style:font-name="Arial1" fo:font-size="12pt" fo:language="gl" fo:country="ES" fo:font-weight="bold" officeooo:rsid="006fb1c7" officeooo:paragraph-rsid="021612ce" style:font-weight-asian="bold" style:font-weight-complex="bold"/>
    </style:style>
    <style:style style:name="P15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bold" officeooo:rsid="00824f0e" officeooo:paragraph-rsid="021612ce" style:font-weight-asian="bold" style:font-weight-complex="bold"/>
    </style:style>
    <style:style style:name="P16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bold" officeooo:rsid="00820407" officeooo:paragraph-rsid="021612ce" style:font-weight-asian="bold" style:font-weight-complex="bold"/>
    </style:style>
    <style:style style:name="P17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612ce" style:font-weight-asian="normal" style:font-weight-complex="normal"/>
    </style:style>
    <style:style style:name="P18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0f5b18" style:font-weight-asian="normal" style:font-weight-complex="normal"/>
    </style:style>
    <style:style style:name="P19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officeooo:rsid="0215f71b" officeooo:paragraph-rsid="0215f71b"/>
    </style:style>
    <style:style style:name="P20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officeooo:rsid="021cb5a6" officeooo:paragraph-rsid="021cb5a6"/>
    </style:style>
    <style:style style:name="P21" style:family="paragraph" style:parent-style-name="Standard">
      <style:text-properties fo:font-weight="bold" officeooo:rsid="020f5b18" officeooo:paragraph-rsid="021612ce" style:font-weight-asian="bold" style:font-weight-complex="bold"/>
    </style:style>
    <style:style style:name="P22" style:family="paragraph" style:parent-style-name="Standard">
      <style:paragraph-properties fo:break-before="auto" fo:break-after="auto"/>
      <style:text-properties fo:font-weight="bold" officeooo:rsid="02183fa0" officeooo:paragraph-rsid="0217b660" style:font-weight-asian="bold" style:font-weight-complex="bold"/>
    </style:style>
    <style:style style:name="P23" style:family="paragraph" style:parent-style-name="Standard">
      <style:paragraph-properties fo:margin-top="0cm" fo:margin-bottom="0.051cm" style:contextual-spacing="false"/>
      <style:text-properties fo:language="gl" fo:country="ES" officeooo:paragraph-rsid="020f5b18"/>
    </style:style>
    <style:style style:name="P24" style:family="paragraph" style:parent-style-name="Standard">
      <style:paragraph-properties fo:margin-top="0cm" fo:margin-bottom="0.051cm" style:contextual-spacing="false"/>
      <style:text-properties fo:language="gl" fo:country="ES" officeooo:paragraph-rsid="021612ce"/>
    </style:style>
    <style:style style:name="P25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1f256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margin-top="0cm" fo:margin-bottom="0.051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Standard">
      <style:text-properties style:font-name="sans-serif" fo:font-weight="bold" officeooo:rsid="021612ce" officeooo:paragraph-rsid="021612ce" style:font-weight-asian="bold" style:font-weight-complex="bold"/>
    </style:style>
    <style:style style:name="P30" style:family="paragraph" style:parent-style-name="Standard">
      <style:paragraph-properties fo:break-before="auto" fo:break-after="auto"/>
      <style:text-properties style:font-name="sans-serif" fo:font-weight="bold" officeooo:rsid="021612ce" officeooo:paragraph-rsid="021612ce" style:font-weight-asian="bold" style:font-weight-complex="bold"/>
    </style:style>
    <style:style style:name="P31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274be" officeooo:paragraph-rsid="021274be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language="gl" fo:country="ES" officeooo:paragraph-rsid="021274be" style:font-size-asian="12pt" style:font-size-complex="12pt"/>
    </style:style>
    <style:style style:name="P33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language="gl" fo:country="ES" fo:font-weight="bold" officeooo:rsid="021ed454" officeooo:paragraph-rsid="021ed454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auto" fo:break-after="auto" fo:padding="0cm" fo:border="none"/>
      <style:text-properties fo:color="#000000" loext:opacity="100%" style:font-name="FreeSans" fo:font-size="10pt" fo:language="gl" fo:country="ES" fo:font-weight="normal" officeooo:rsid="0217b660" officeooo:paragraph-rsid="020f5b18" style:font-size-asian="10pt" style:font-weight-asian="normal" style:font-name-complex="Calibri1" style:font-size-complex="10pt" style:font-weight-complex="normal"/>
    </style:style>
    <style:style style:name="P35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21cb5a6" officeooo:paragraph-rsid="021cb5a6"/>
    </style:style>
    <style:style style:name="P36" style:family="paragraph" style:parent-style-name="Standard" style:list-style-name="L4">
      <style:paragraph-properties fo:margin-top="0cm" fo:margin-bottom="0cm" style:contextual-spacing="false"/>
      <style:text-properties style:font-name="Arial1" fo:font-size="12pt" fo:language="gl" fo:country="ES" officeooo:rsid="00824f0e" officeooo:paragraph-rsid="021ed454"/>
    </style:style>
    <style:style style:name="P37" style:family="paragraph" style:parent-style-name="Standard" style:list-style-name="L5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612ce" style:font-weight-asian="normal" style:font-weight-complex="normal"/>
    </style:style>
    <style:style style:name="P38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cb5a6" officeooo:paragraph-rsid="021cb5a6" style:font-size-asian="12pt" style:font-weight-asian="normal" style:font-size-complex="12pt" style:font-weight-complex="normal"/>
    </style:style>
    <style:style style:name="P39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e05ec" officeooo:paragraph-rsid="021e05ec" style:font-size-asian="12pt" style:font-weight-asian="normal" style:font-size-complex="12pt" style:font-weight-complex="normal"/>
    </style:style>
    <style:style style:name="P40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ed454" officeooo:paragraph-rsid="021ed454" style:font-size-asian="12pt" style:font-weight-asian="normal" style:font-size-complex="12pt" style:font-weight-complex="normal"/>
    </style:style>
    <style:style style:name="P41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font-size="12pt" fo:language="gl" fo:country="ES" fo:font-weight="bold" officeooo:rsid="021ed454" officeooo:paragraph-rsid="021ed454" style:font-size-asian="12pt" style:font-weight-asian="bold" style:font-size-complex="12pt" style:font-weight-complex="bold"/>
    </style:style>
    <style:style style:name="P42" style:family="paragraph">
      <loext:graphic-properties draw:fill-color="#ffffff"/>
      <style:text-properties fo:font-size="11pt"/>
    </style:style>
    <style:style style:name="T1" style:family="text">
      <style:text-properties fo:font-size="12pt" style:font-size-asian="12pt" style:font-name-complex="Calibri1" style:font-size-complex="12pt"/>
    </style:style>
    <style:style style:name="T2" style:family="text">
      <style:text-properties fo:font-size="12pt" officeooo:rsid="02108f1a" style:font-size-asian="12pt" style:font-name-complex="Calibri1" style:font-size-complex="12pt"/>
    </style:style>
    <style:style style:name="T3" style:family="text">
      <style:text-properties officeooo:rsid="004d515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13c0135" style:font-weight-asian="normal" style:font-weight-complex="normal"/>
    </style:style>
    <style:style style:name="T6" style:family="text">
      <style:text-properties fo:color="#ffffff" loext:opacity="100%" style:font-name="Arial1" fo:font-size="12pt" fo:font-weight="bold" officeooo:rsid="006fb1c7" style:font-weight-asian="bold" style:font-weight-complex="bold"/>
    </style:style>
    <style:style style:name="T7" style:family="text">
      <style:text-properties fo:color="#ffffff" loext:opacity="100%" style:font-name="Arial1" fo:font-size="12pt" fo:font-weight="bold" officeooo:rsid="00819f37" style:font-weight-asian="bold" style:font-weight-complex="bold"/>
    </style:style>
    <style:style style:name="T8" style:family="text">
      <style:text-properties fo:color="#ffffff" loext:opacity="100%" style:font-name="Arial1" fo:font-size="12pt" fo:font-weight="bold" officeooo:rsid="0074832f" style:font-weight-asian="bold" style:font-weight-complex="bold"/>
    </style:style>
    <style:style style:name="T9" style:family="text">
      <style:text-properties fo:color="#ffffff" loext:opacity="100%" style:font-name="Arial1" fo:font-size="12pt" fo:font-weight="bold" officeooo:rsid="007016a4" style:font-weight-asian="bold" style:font-weight-complex="bold"/>
    </style:style>
    <style:style style:name="T10" style:family="text">
      <style:text-properties fo:color="#ffffff" loext:opacity="100%" style:font-name="Arial1" fo:font-size="12pt" fo:font-weight="bold" officeooo:rsid="021612ce" style:font-weight-asian="bold" style:font-weight-complex="bold"/>
    </style:style>
    <style:style style:name="T11" style:family="text">
      <style:text-properties fo:color="#ffffff" loext:opacity="100%" style:font-name="Arial1" fo:font-size="12pt" fo:font-weight="bold" officeooo:rsid="021cb5a6" style:font-weight-asian="bold" style:font-weight-complex="bold"/>
    </style:style>
    <style:style style:name="T12" style:family="text">
      <style:text-properties fo:color="#ffffff" loext:opacity="100%" style:font-name="Arial1" fo:font-size="12pt" fo:font-weight="bold" officeooo:rsid="021ed454" style:font-weight-asian="bold" style:font-weight-complex="bold"/>
    </style:style>
    <style:style style:name="T13" style:family="text">
      <style:text-properties officeooo:rsid="00841ffd"/>
    </style:style>
    <style:style style:name="T14" style:family="text">
      <style:text-properties style:font-name="Arial" fo:language="gl" fo:country="ES" officeooo:rsid="013c7e21"/>
    </style:style>
    <style:style style:name="T15" style:family="text">
      <style:text-properties style:font-name="Arial" fo:language="gl" fo:country="ES" officeooo:rsid="020c3667"/>
    </style:style>
    <style:style style:name="T16" style:family="text">
      <style:text-properties style:font-name="Arial" fo:language="gl" fo:country="ES" officeooo:rsid="021cb5a6"/>
    </style:style>
    <style:style style:name="T17" style:family="text">
      <style:text-properties fo:language="gl" fo:country="ES" officeooo:rsid="01b77360"/>
    </style:style>
    <style:style style:name="T18" style:family="text">
      <style:text-properties fo:language="gl" fo:country="ES" officeooo:rsid="0215f71b"/>
    </style:style>
    <style:style style:name="T19" style:family="text">
      <style:text-properties fo:language="gl" fo:country="ES" officeooo:rsid="02216998"/>
    </style:style>
    <style:style style:name="T20" style:family="text">
      <style:text-properties officeooo:rsid="021cb5a6"/>
    </style:style>
    <style:style style:name="T2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99cm" svg:stroke-color="#000000" draw:marker-start-width="0.651cm" draw:marker-end-width="0.651cm" draw:fill-color="#ffffff" draw:textarea-horizontal-align="justify" draw:textarea-vertical-align="middle" draw:auto-grow-height="false" fo:min-height="1.192cm" fo:min-width="1.249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25"><text:span text:style-name="T14">PRÁCTICA MME – UD0</text:span><text:span text:style-name="T16">5</text:span><text:span text:style-name="T14">-</text:span><text:span text:style-name="T15">0</text:span><text:span text:style-name="T16">2</text:span><text:span text:style-name="T14"> </text:span><text:span text:style-name="T17">– </text:span><text:span text:style-name="T18">Montaxes <text:s/></text:span><text:span text:style-name="T19">d</text:span><text:span text:style-name="T18">un PC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28">NÚMERO DE GRUPO</text:p>
          </table:table-cell>
          <table:table-cell table:style-name="IntegrantesGrupo.B2" office:value-type="string">
            <text:p text:style-name="P27">FUNCIÓNS</text:p>
          </table:table-cell>
          <table:table-cell table:style-name="IntegrantesGrupo.C2" office:value-type="string">
            <text:p text:style-name="P26">Apelidos, Nome</text:p>
          </table:table-cell>
        </table:table-row>
        <table:table-row>
          <table:table-cell table:style-name="IntegrantesGrupo.A3" table:number-rows-spanned="3" office:value-type="string">
            <text:p text:style-name="P8"/>
          </table:table-cell>
          <table:table-cell table:style-name="IntegrantesGrupo.B3" office:value-type="string">
            <text:p text:style-name="P9"><text:s/>Coordinador/a:</text:p>
          </table:table-cell>
          <table:table-cell table:style-name="IntegrantesGrupo.C3">
            <text:p text:style-name="P10"/>
          </table:table-cell>
        </table:table-row>
        <table:table-row>
          <table:covered-table-cell table:style-name="IntegrantesGrupo.A3"/>
          <table:table-cell table:style-name="IntegrantesGrupo.B4" office:value-type="string">
            <text:p text:style-name="P9"><text:s/>Responsable Limpeza:</text:p>
          </table:table-cell>
          <table:table-cell table:style-name="IntegrantesGrupo.C4">
            <text:p text:style-name="P10"/>
          </table:table-cell>
        </table:table-row>
        <table:table-row table:style-name="IntegrantesGrupo.5">
          <table:covered-table-cell table:style-name="IntegrantesGrupo.A3"/>
          <table:table-cell table:style-name="IntegrantesGrupo.B5" office:value-type="string">
            <text:p text:style-name="P11"><text:span text:style-name="T4"><text:s/>Responsable</text:span> <text:span text:style-name="T5">D</text:span><text:span text:style-name="T4">ocumentación:</text:span></text:p>
          </table:table-cell>
          <table:table-cell table:style-name="IntegrantesGrupo.C5">
            <text:p text:style-name="P12"/>
          </table:table-cell>
        </table:table-row>
      </table:table>
      <text:p text:style-name="P34"><text:s/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2" office:value-type="string">
            <text:p text:style-name="P23"><text:span text:style-name="T6">Práctica </text:span><text:span text:style-name="T7">1</text:span><text:span text:style-name="T8"> </text:span><text:span text:style-name="T6">: </text:span><text:span text:style-name="T9"><text:s/></text:span><text:span text:style-name="T11">Recopilación de información. </text:span></text:p>
          </table:table-cell>
          <table:covered-table-cell/>
          <table:table-cell table:style-name="Tabla2.C1" office:value-type="string">
            <text:p text:style-name="P13"/>
          </table:table-cell>
        </table:table-row>
        <table:table-row>
          <table:table-cell table:style-name="Tabla2.A2" office:value-type="string">
            <text:p text:style-name="P20">Material:</text:p>
            <text:list xml:id="list286731499" text:style-name="L1">
              <text:list-item>
                <text:p text:style-name="P35">Equipo asignado para a práctica dunha montaxe completa. </text:p>
              </text:list-item>
            </text:list>
          </table:table-cell>
          <table:table-cell table:style-name="Tabla2.B2" table:number-rows-spanned="2" table:number-columns-spanned="2" office:value-type="string">
            <text:p text:style-name="P18"/>
          </table:table-cell>
          <table:covered-table-cell/>
        </table:table-row>
        <table:table-row>
          <table:table-cell table:style-name="Tabla2.A3" office:value-type="string">
            <text:p text:style-name="P19">Tempo empregado:</text:p>
            <text:p text:style-name="P19"/>
          </table:table-cell>
          <table:covered-table-cell table:style-name="Tabla2.B2"/>
          <table:covered-table-cell/>
        </table:table-row>
      </table:table>
      <text:p text:style-name="P3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list xml:id="list2418929652" text:style-name="L2">
              <text:list-item>
                <text:p text:style-name="P38">Busca o manual da placa base do equipo asignado. Debes entregar o PDF na aula virtual. </text:p>
              </text:list-item>
              <text:list-item>
                <text:p text:style-name="P38">Realiza unha ficha de identificación con todos os elementos existentes na placa base e na caixa do computador. <text:s/>O informe debe incluir as seguintes cuestións:</text:p>
                <text:list>
                  <text:list-item>
                    <text:p text:style-name="P38">Identificación dos membros do grupo. </text:p>
                  </text:list-item>
                  <text:list-item>
                    <text:p text:style-name="P38">Información do hardware de maneira detallada. </text:p>
                    <text:list>
                      <text:list-item>
                        <text:p text:style-name="P38">Placa base. </text:p>
                        <text:list>
                          <text:list-item>
                            <text:p text:style-name="P39">Factor de forma.</text:p>
                          </text:list-item>
                          <text:list-item>
                            <text:p text:style-name="P39">Fabricante e modelo.</text:p>
                          </text:list-item>
                          <text:list-item>
                            <text:p text:style-name="P38">Interfaces e número dispoñibles. </text:p>
                          </text:list-item>
                          <text:list-item>
                            <text:p text:style-name="P38">Tipo de <text:s/>memoria RAM e capacidade instalada. </text:p>
                          </text:list-item>
                          <text:list-item>
                            <text:p text:style-name="P38">Tipo de discos duros <text:s/>e capacidade instalada. </text:p>
                          </text:list-item>
                          <text:list-item>
                            <text:p text:style-name="P40">Características técnicas da CPU. </text:p>
                          </text:list-item>
                          <text:list-item>
                            <text:p text:style-name="P40">Panel traseiro. </text:p>
                          </text:list-item>
                          <text:list-item>
                            <text:p text:style-name="P40">Realiza un croquis de tódalas conexións do dispositivo. </text:p>
                          </text:list-item>
                          <text:list-item>
                            <text:p text:style-name="P40">Detalle da cabeceira do panel frontal. </text:p>
                          </text:list-item>
                          <text:list-item>
                            <text:p text:style-name="P40">Detalle da cabeceira do panel de audio.</text:p>
                          </text:list-item>
                          <text:list-item>
                            <text:p text:style-name="P40">Detalle das cabeceiras USB. </text:p>
                          </text:list-item>
                        </text:list>
                      </text:list-item>
                      <text:list-item>
                        <text:p text:style-name="P39">Fonte de alimentación. </text:p>
                      </text:list-item>
                      <text:list-item>
                        <text:p text:style-name="P39">Tipo de caixa e características. 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32"/>
            <text:p text:style-name="P33">Nesta tarefa tes que entregar os seguintes elementos:</text:p>
            <text:list xml:id="list3882057114" text:style-name="L3">
              <text:list-item>
                <text:p text:style-name="P41">Manual da placa base. O ficheiro chamarase PRC01_01_manual.pdf </text:p>
              </text:list-item>
              <text:list-item>
                <text:p text:style-name="P41">Informe técnico coas características do equipo. O ficheiro chamarase PRC01_02_informe.pdf </text:p>
              </text:list-item>
            </text:list>
            <text:p text:style-name="P32"/>
          </table:table-cell>
        </table:table-row>
        <table:table-row table:style-name="Tabla1.1">
          <table:table-cell table:style-name="Tabla1.A2" office:value-type="string">
            <text:p text:style-name="P31"/>
            <text:p text:style-name="P31"/>
            <text:p text:style-name="P31"><draw:custom-shape text:anchor-type="paragraph" draw:z-index="2" draw:name="Forma 6" draw:style-name="gr1" draw:text-style-name="P42" svg:width="2.047cm" svg:height="1.969cm" svg:x="17.334cm" svg:y="3.806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paragraph" draw:z-index="3" draw:name="Forma 7" draw:style-name="gr1" draw:text-style-name="P42" svg:width="2.047cm" svg:height="1.969cm" svg:x="16.554cm" svg:y="0.132cm"><text:p/>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</draw:custom-shape><text:line-break/></text:p>
          </table:table-cell>
        </table:table-row>
      </table:table>
      <text:p text:style-name="P4"/>
      <text:p text:style-name="P5"/>
      <table:table table:name="Tabla9" table:style-name="Tabla9">
        <table:table-column table:style-name="Tabla9.A"/>
        <table:table-column table:style-name="Tabla9.B"/>
        <table:table-column table:style-name="Tabla9.C"/>
        <text:soft-page-break/>
        <table:table-row table:style-name="Tabla9.1">
          <table:table-cell table:style-name="Tabla9.A1" table:number-columns-spanned="2" office:value-type="string">
            <text:p text:style-name="P24"><text:span text:style-name="T10">P</text:span><text:span text:style-name="T6">ráctica </text:span><text:span text:style-name="T12">2</text:span><text:span text:style-name="T6">: </text:span><text:span text:style-name="T10"><text:s/></text:span><text:span text:style-name="T12">Desmontaxe do equipo </text:span></text:p>
          </table:table-cell>
          <table:covered-table-cell/>
          <table:table-cell table:style-name="Tabla9.C1" office:value-type="string">
            <text:p text:style-name="P14"/>
          </table:table-cell>
        </table:table-row>
        <table:table-row>
          <table:table-cell table:style-name="Tabla9.A2" office:value-type="string">
            <text:p text:style-name="P16">Material preciso:</text:p>
            <text:list xml:id="list947771305" text:style-name="L4">
              <text:list-item>
                <text:p text:style-name="P36"><text:span text:style-name="T20">Equipo asignado para a práctica dunha montaxe completa. </text:span><text:span text:style-name="T13"><text:line-break/><text:line-break/></text:span></text:p>
              </text:list-item>
            </text:list>
          </table:table-cell>
          <table:table-cell table:style-name="Tabla9.B2" table:number-columns-spanned="2" office:value-type="string">
            <text:p text:style-name="P15">Procedemento:</text:p>
            <text:list xml:id="list3303750760" text:style-name="L5">
              <text:list-item>
                <text:p text:style-name="P37">Descargarse da electricidade estática.</text:p>
              </text:list-item>
              <text:list-item>
                <text:p text:style-name="P37">Protocolo para a montaxe de compoñentes internos.</text:p>
              </text:list-item>
            </text:list>
            <text:p text:style-name="P17"><text:line-break/><text:line-break/><text:line-break/><text:line-break/></text:p>
          </table:table-cell>
          <table:covered-table-cell/>
        </table:table-row>
      </table:table>
      <text:p text:style-name="P6"/>
      <table:table table:name="Táboa1" table:style-name="Táboa1">
        <table:table-column table:style-name="Táboa1.A"/>
        <table:table-row table:style-name="Táboa1.1">
          <table:table-cell table:style-name="Táboa1.A1" office:value-type="string">
            <text:list xml:id="list184354867695814" text:continue-list="list2418929652" text:style-name="L2">
              <text:list-item text:start-value="1">
                <text:p text:style-name="P40">Realiza unha guía gráfica dos pasos seguidos paso a paso da desmontaxe do equipo. <text:s text:c="2"/>A guía debe ser detallada e indicando cada un dos pasos seguidos. Recorda ter especial coidado coa orde. </text:p>
              </text:list-item>
            </text:list>
          </table:table-cell>
        </table:table-row>
        <table:table-row table:style-name="Táboa1.1">
          <table:table-cell table:style-name="Táboa1.A2" office:value-type="string">
            <text:list xml:id="list184354837454053" text:continue-numbering="true" text:style-name="L2">
              <text:list-item>
                <text:p text:style-name="P40"><text:span text:style-name="T21">Realiza unha guía gráfica dos pasos seguidos paso a paso para montaxe do equipo.</text:span> <text:s text:c="2"/>A guía debe ser detallada e indicando cada un dos pasos seguidos. Recorda ter especial coidado coa orde <text:s/>e de axudarte da documentación como os manuais e bosquexos realizados. </text:p>
              </text:list-item>
            </text:list>
          </table:table-cell>
        </table:table-row>
      </table:table>
      <text:p text:style-name="P21"/>
      <text:p text:style-name="P7"/>
      <text:p text:style-name="P30"/>
      <text:p text:style-name="P29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5P0"/>
    </number:currency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>
        <style:tab-stops/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paragraph-rsid="004d5155"/>
    </style:style>
    <style:style style:name="MT1" style:family="text">
      <style:text-properties fo:font-size="12pt" officeooo:rsid="02108f1a" style:font-size-asian="12pt" style:font-name-complex="Calibri1" style:font-size-complex="12pt"/>
    </style:style>
    <style:style style:name="MT2" style:family="text">
      <style:text-properties fo:font-size="12pt" style:font-size-asian="12pt" style:font-name-complex="Calibri1" style:font-size-complex="12pt"/>
    </style:style>
    <style:style style:name="MT3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<draw:frame draw:style-name="Mfr1" draw:name="Imagen2" text:anchor-type="char" svg:x="0.335cm" svg:y="0cm" svg:width="16.424cm" svg:height="1.087cm" draw:z-index="0"><draw:image xlink:href="Pictures/10000000000002A80000002D79EA1E5D13FC75B3.png" xlink:type="simple" xlink:show="embed" xlink:actuate="onLoad" draw:mime-type="image/png"/></draw:frame><text:span text:style-name="MT1">Páxina: </text:span><text:span text:style-name="MT2"><text:page-number text:select-page="current">2</text:page-number></text:span><text:span text:style-name="MT2"><text:s/>/ </text:span><text:span text:style-name="MT2"><text:page-count>2</text:page-count></text:span></text:p>
      </style:footer>
      <style:footer-first>
        <text:p text:style-name="MP2">Pá<text:span text:style-name="MT3">x</text:span>ina <text:page-number text:select-page="current">1</text:page-number><text:s/>de <text:page-count>2</text:page-count><draw:frame draw:style-name="Mfr1" draw:name="Imagen3" text:anchor-type="char" svg:x="0.335cm" svg:y="0cm" svg:width="16.424cm" svg:height="1.087cm" draw:z-index="1"><draw:image xlink:href="Pictures/10000000000002A80000002D79EA1E5D13FC75B3.png" xlink:type="simple" xlink:show="embed" xlink:actuate="onLoad" draw:mime-type="image/png"/></draw:frame></text:p>
      </style:footer-first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19</meta:editing-cycles>
    <meta:creation-date>2019-11-09T13:25:03.151138236</meta:creation-date>
    <meta:editing-duration>P1DT1H44M5S</meta:editing-duration>
    <meta:generator>LibreOffice/7.3.7.2$Linux_X86_64 LibreOffice_project/30$Build-2</meta:generator>
    <dc:subject>PRÁCTICA 9 – Cooler Master AMD</dc:subject>
    <dc:title>Taller - MME</dc:title>
    <dc:date>2023-03-02T18:43:53.158217007</dc:date>
    <meta:document-statistic meta:table-count="5" meta:image-count="2" meta:object-count="0" meta:page-count="2" meta:paragraph-count="45" meta:word-count="313" meta:character-count="1979" meta:non-whitespace-character-count="168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